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-Roman" svg:font-family="Times-Roman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3.399cm" style:rel-column-width="1310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E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006cm" fo:margin-left="0cm" fo:margin-right="-0.007cm" table:align="margins"/>
    </style:style>
    <style:style style:name="Table3.A" style:family="table-column">
      <style:table-column-properties style:column-width="2.833cm" style:rel-column-width="1606*"/>
    </style:style>
    <style:style style:name="Table3.F" style:family="table-column">
      <style:table-column-properties style:column-width="2.842cm" style:rel-column-width="1611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F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Verdana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style:font-name="Verdana" fo:font-size="11p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 style:list-style-name="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" style:family="paragraph" style:parent-style-name="Standard" style:list-style-name="L1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 style:parent-style-name="Standard" style:list-style-name="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Verdana" fo:font-size="11pt" style:font-name-asian="Helvetica" style:font-size-asian="11pt" style:font-name-complex="Helvetica" style:font-size-complex="11pt"/>
    </style:style>
    <style:style style:name="P7" style:family="paragraph" style:parent-style-name="Standard" style:list-style-name="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Verdana" fo:font-size="11pt" fo:font-weight="normal" style:font-name-asian="Helvetica" style:font-size-asian="11pt" style:font-weight-asian="normal" style:font-name-complex="Helvetica" style:font-size-complex="11pt" style:font-weight-complex="normal"/>
    </style:style>
    <style:style style:name="P8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Verdana" fo:font-size="11pt" fo:font-weight="normal" style:font-name-asian="Helvetica" style:font-size-asian="11pt" style:font-weight-asian="normal" style:font-name-complex="Helvetica" style:font-size-complex="11pt" style:font-weight-complex="normal"/>
    </style:style>
    <style:style style:name="P9" style:family="paragraph" style:parent-style-name="Standard" style:list-style-name="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Verdana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0" style:family="paragraph" style:parent-style-name="Standard" style:list-style-name="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Verdana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Standard">
      <style:text-properties style:font-name="Verdana" fo:font-size="11pt" style:font-size-asian="11pt" style:font-size-complex="11pt"/>
    </style:style>
    <style:style style:name="P12" style:family="paragraph" style:parent-style-name="Standard" style:list-style-name="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Verdana" fo:font-size="11pt" style:font-size-asian="11pt" style:font-size-complex="11pt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Verdana" fo:font-size="11pt" style:font-size-asian="11pt" style:font-size-complex="11pt"/>
    </style:style>
    <style:style style:name="P14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style:font-name="Verdana" fo:font-size="11pt" style:font-size-asian="11pt" style:font-size-complex="11pt"/>
    </style:style>
    <style:style style:name="T1" style:family="text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T2" style:family="text"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3" style:family="text">
      <style:text-properties style:use-window-font-color="true" style:font-name="Helvetica" fo:font-size="10pt" style:font-name-asian="Helvetica" style:font-size-asian="10pt" style:font-name-complex="Helvetica" style:font-size-complex="10pt"/>
    </style:style>
    <style:style style:name="T4" style:family="text">
      <style:text-properties style:use-window-font-color="true" style:font-name="Helvetica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T5" style:family="text">
      <style:text-properties style:use-window-font-color="true" style:font-name="Helvetica" fo:font-size="10pt" fo:font-weight="normal" style:font-name-asian="Helvetica" style:font-size-asian="10pt" style:font-weight-asian="normal" style:font-name-complex="Helvetica" style:font-size-complex="10pt" style:font-weight-complex="normal"/>
    </style:style>
    <style:style style:name="T6" style:family="text">
      <style:text-properties style:use-window-font-color="true" fo:font-size="10pt" style:font-name-asian="Helvetica" style:font-size-asian="10pt" style:font-name-complex="Helvetica" style:font-size-complex="10pt"/>
    </style:style>
    <style:style style:name="T7" style:family="text">
      <style:text-properties style:use-window-font-color="true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T8" style:family="text">
      <style:text-properties style:use-window-font-color="true" fo:font-size="10pt" fo:font-weight="normal" style:font-name-asian="Helvetica" style:font-size-asian="10pt" style:font-weight-asian="normal" style:font-name-complex="Helvetica" style:font-size-complex="10pt" style:font-weight-complex="normal"/>
    </style:style>
    <style:style style:name="T9" style:family="text">
      <style:text-properties style:use-window-font-color="true" style:font-name-asian="Helvetica" style:font-name-complex="Helvetica"/>
    </style:style>
    <style:style style:name="T10" style:family="text">
      <style:text-properties style:use-window-font-color="true" fo:font-weight="bold" style:font-name-asian="Helvetica" style:font-weight-asian="bold" style:font-name-complex="Helvetica" style:font-weight-complex="bold"/>
    </style:style>
    <style:style style:name="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2" style:family="text">
      <style:text-properties style:use-window-font-color="true" style:font-name="Verdana" fo:font-size="11pt" style:font-name-asian="Helvetica" style:font-size-asian="11pt" style:font-name-complex="Helvetica" style:font-size-complex="11pt"/>
    </style:style>
    <style:style style:name="T13" style:family="text">
      <style:text-properties style:font-name="Helvetica" fo:font-size="12pt" style:font-size-asian="12pt" style:font-size-complex="12pt"/>
    </style:style>
    <style:style style:name="T14" style:family="text">
      <style:text-properties style:font-name="Verdana"/>
    </style:style>
    <style:style style:name="T15" style:family="text">
      <style:text-properties fo:font-size="11pt"/>
    </style:style>
    <style:style style:name="T16" style:family="text">
      <style:text-properties style:font-size-asian="11pt"/>
    </style:style>
    <style:style style:name="T17" style:family="text">
      <style:text-properties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exto I</text:p>
      <text:p text:style-name="P6"/>
      <text:p text:style-name="P9">Os Maias</text:p>
      <text:p text:style-name="P9"/>
      <text:p text:style-name="P6">A casa que os Maias vieram habitar em Lisboa, no Outono de 1875, era conhecida na vizinhança da Rua de S. Francisco de Paula, e em todo o bairro das Janelas Verdes, pela Casa do Ramalhete, ou simplesmente o Ramalhete. </text:p>
      <text:p text:style-name="P6">Apesar deste fresco nome de vivenda campestre, o Ramalhete, sombrio casarão de paredes, com um renque de estreitas varandas de ferro no primeiro andar, e por cima uma tímida fila de janelinhas abrigadas à beira do telhado, tinha o aspecto tristonho de residência eclesiástica que competia a uma edificação do reinado da senhora D. Maria I, com uma sineta e com uma cruz no topo, assemelhar-se-ia a um colégio de Jesuítas. O nome de Ramalhete provinha decerto de um revestimento quadrado de azulejos fazendo painel no lugar heráldico do escudo de armas, que nunca chegara a ser colocado, e representando um grande ramo de girassóis atado por uma fita onde se distinguiam letras e números de uma </text:p>
      <text:p text:style-name="P6">data. </text:p>
      <text:p text:style-name="P6"><text:span text:style-name="T1"/></text:p>
      <text:p text:style-name="P6"><text:span text:style-name="T13">Texto II</text:span></text:p>
      <text:p text:style-name="P11"/>
      <text:p text:style-name="P12"><text:span text:style-name="T9"/></text:p>
      <text:p text:style-name="P9">Predicado</text:p>
      <text:p text:style-name="P9"><text:s/></text:p>
      <text:p text:style-name="P6">O predicado <text:s text:c="2"/>é <text:s text:c="2"/>o <text:s text:c="2"/>núcleo <text:s text:c="2"/>da <text:s text:c="2"/>frase <text:s text:c="2"/>e <text:s/>permite <text:s text:c="2"/>indicar <text:s text:c="2"/>um <text:s text:c="2"/>processo <text:s text:c="2"/>em desenvolvimento <text:s/>ou <text:s/>um <text:s/>estado, <text:s/>situado <text:s/>no <text:s/>momento <text:s/>em <text:s/>que <text:s/>se <text:s/>fala <text:s/>ou <text:s/>escreve (presente), ou num momento anterior (passado) ou num momento </text:p>
      <text:p text:style-name="P6">posterior (futuro). O predicado pode ser constituído por: </text:p>
      <text:list xml:id="list1120210489" text:style-name="L1">
        <text:list-item>
          <text:p text:style-name="P5"><text:span text:style-name="T12">Uma forma verbal simples ou composta, quer na voz activa quer na voz passiva, quando pertence a um verbo de significação definida: «o aluno estuda»; «o aluno tinha estudado»; «este trabalho foi realizado pelo aluno»; </text:span></text:p>
        </text:list-item>
        <text:list-item>
          <text:p text:style-name="P5"><text:span text:style-name="T12">Uma forma verbal perifrástica: «o estudante tem de estudar a matéria»;</text:span></text:p>
        </text:list-item>
        <text:list-item>
          <text:p text:style-name="P5"><text:span text:style-name="T12">Uma forma verbal e um ou mais nomes, pronomes, palavras ou expressões equivalentes, quando se trata de um verbo com significação indefinida, isto é, de um verbo que necessita de um complemento para o seu sentido ficar completo: «o esforço será recompensado»;</text:span></text:p>
        </text:list-item>
        <text:list-item>
          <text:p text:style-name="P5"><text:span text:style-name="T12">Uma <text:s/>locução <text:s/>adverbial <text:s/>(expressão <text:s/>equivalente a <text:s/>um <text:s/>verbo <text:s/>simples): <text:s/>«o professor teve em conta o trabalho do aluno»;</text:span></text:p>
        </text:list-item>
      </text:list>
      <text:p text:style-name="P4"><text:span text:style-name="T12"/></text:p>
      <text:p text:style-name="P4"><text:span text:style-name="T12">O predicado pode ser omitido quando facilmente se subentende, como acontece, com frequência, na frase-</text:span><text:span text:style-name="T12">resposta: «Quem tratou este tema? Eu.» </text:span></text:p>
      <text:p text:style-name="P6"><text:s/></text:p>
      <text:p text:style-name="P12"><text:span text:style-name="T9">1.</text:span><text:span text:style-name="T10"> </text:span><text:span text:style-name="T11">Digita o texto I com tamanho de letra 14 para o título, o restante texto tamanho 12, nome do autor tamanho 8, tipo de letra Courier New. </text:span></text:p>
      <text:p text:style-name="P7"><text:s/></text:p>
      <text:p text:style-name="P13"><text:span text:style-name="T11"><text:tab/>a)</text:span><text:span text:style-name="T10"> </text:span><text:span text:style-name="T11">Move o nome do autor para o início do texto; </text:span></text:p>
      <text:p text:style-name="P13"><text:span text:style-name="T11"><text:tab/>b)</text:span><text:span text:style-name="T10"> </text:span><text:span text:style-name="T11">Altera o sombreado da caixa do título; </text:span></text:p>
      <text:p text:style-name="P12"><text:span text:style-name="T11"><text:tab/>c)</text:span><text:span text:style-name="T10"> </text:span><text:span text:style-name="T11">Transforma o texto em duas colunas; </text:span></text:p>
      <text:p text:style-name="P12"><text:span text:style-name="T11"><text:tab/>d)</text:span><text:span text:style-name="T10"> </text:span><text:span text:style-name="T11">Insere um cabeçalho com a data e hora em que o documento foi criado; </text:span></text:p>
      <text:p text:style-name="P12"><text:span text:style-name="T11"><text:tab/>e)</text:span><text:span text:style-name="T10"> </text:span><text:span text:style-name="T11">Cria um rodapé com o nome do autor e nome do livro; </text:span></text:p>
      <text:p text:style-name="P12"><text:span text:style-name="T11"><text:tab/>f)</text:span><text:span text:style-name="T10"> </text:span><text:span text:style-name="T11">Substitui a palavra "Ramalhete" por "Solar"; </text:span></text:p>
      <text:p text:style-name="P12"><text:span text:style-name="T11"><text:tab/>g)</text:span><text:span text:style-name="T10"> </text:span><text:span text:style-name="T11">No final do texto, cria uma tabela com largura de coluna de 4cm, como a que <text:tab/>se segue: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Autor</text:p>
          </table:table-cell>
          <table:table-cell table:style-name="Table1.A1" office:value-type="string">
            <text:p text:style-name="P3">Livro</text:p>
          </table:table-cell>
          <table:table-cell table:style-name="Table1.C1" office:value-type="string">
            <text:p text:style-name="P3">Editora</text:p>
          </table:table-cell>
        </table:table-row>
        <text:soft-page-break/>
        <table:table-row>
          <table:table-cell table:style-name="Table1.A2" office:value-type="string">
            <text:p text:style-name="P8">Eça de Queirós</text:p>
          </table:table-cell>
          <table:table-cell table:style-name="Table1.A2" office:value-type="string">
            <text:p text:style-name="P8">Os Maias</text:p>
          </table:table-cell>
          <table:table-cell table:style-name="Table1.C2" office:value-type="string">
            <text:p text:style-name="P8">Porto Editora</text:p>
          </table:table-cell>
        </table:table-row>
        <table:table-row>
          <table:table-cell table:style-name="Table1.A2" office:value-type="string">
            <text:p text:style-name="P8">Almeida Garrett</text:p>
          </table:table-cell>
          <table:table-cell table:style-name="Table1.A2" office:value-type="string">
            <text:p text:style-name="P8">Viagens na Minha Terra</text:p>
          </table:table-cell>
          <table:table-cell table:style-name="Table1.C2" office:value-type="string">
            <text:p text:style-name="P8">Caminho</text:p>
          </table:table-cell>
        </table:table-row>
      </table:table>
      <text:p text:style-name="P7"><text:tab/></text:p>
      <text:p text:style-name="P7"><text:s/></text:p>
      <text:p text:style-name="P12"><text:span text:style-name="T11">2.</text:span><text:span text:style-name="T10"> </text:span><text:span text:style-name="T11">Digita todo o texto II, num documento diferente, com tamanho 14, tipo de letra Impact. O título deverá ter alinhamento centralizado e o restante texto, alinhamento justificado, </text:span></text:p>
      <text:p text:style-name="P12"><text:span text:style-name="T11"><text:tab/>a)</text:span><text:span text:style-name="T10"> </text:span><text:span text:style-name="T11">Altera o sublinhado do título para outro à sua escolha; </text:span></text:p>
      <text:p text:style-name="P12"><text:span text:style-name="T11"><text:tab/>b)</text:span><text:span text:style-name="T10"> </text:span><text:span text:style-name="T11">Substitui a numeração dos parágrafos por marcas; </text:span></text:p>
      <text:p text:style-name="P12"><text:span text:style-name="T11"><text:tab/>c)</text:span><text:span text:style-name="T10"> </text:span><text:span text:style-name="T11">Retira o itálico das palavras e sublinha-as com a opção de apenas sublinhar <text:tab/>palavras; </text:span></text:p>
      <text:p text:style-name="P12"><text:span text:style-name="T11"><text:tab/>d)</text:span><text:span text:style-name="T10"> </text:span><text:span text:style-name="T11">Insere um rodapé com a data e assunto do texto, para tal esconde o texto; </text:span></text:p>
      <text:p text:style-name="P12"><text:span text:style-name="T11"><text:tab/>e)</text:span><text:span text:style-name="T10"> </text:span><text:span text:style-name="T11">Usa o botão "Realce" para destacar palavras que aches importantes; </text:span></text:p>
      <text:p text:style-name="P12"><text:span text:style-name="T11"><text:tab/>f)</text:span><text:span text:style-name="T10"> </text:span><text:span text:style-name="T11">Substitui a palavra "aluno" por "formando"; </text:span></text:p>
      <text:p text:style-name="P12"><text:span text:style-name="T11"><text:tab/>g)</text:span><text:span text:style-name="T10"> </text:span><text:span text:style-name="T11">Cria uma moldura à volta do título com linha dupla e sombreado. </text:span></text:p>
      <text:p text:style-name="P12"><text:span text:style-name="T11">3.</text:span><text:span text:style-name="T10"> </text:span><text:span text:style-name="T11">Copia o 2º documento, na totalidade, para o final do 1º documento. </text:span></text:p>
      <text:p text:style-name="P12"><text:span text:style-name="T11">4.</text:span><text:span text:style-name="T10"> </text:span><text:span text:style-name="T11">Faz a numeração das páginas do 1º documento. </text:span></text:p>
      <text:p text:style-name="P12"><text:span text:style-name="T11">5.</text:span><text:span text:style-name="T10"> </text:span><text:span text:style-name="T11">Copia a tabela do texto I para o 2º documento. </text:span></text:p>
      <text:p text:style-name="P12"><text:span text:style-name="T11">6.</text:span><text:span text:style-name="T10"> </text:span><text:span text:style-name="T11">Acrescenta ao 2º documento a tabela abaixo elaborada e ordena as palavras <text:tab/>de modo a criar uma quadra de António Aleixo: </text:span></text:p>
      <text:p text:style-name="P7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8">Pareço</text:p>
          </table:table-cell>
          <table:table-cell table:style-name="Table2.A1" office:value-type="string">
            <text:p text:style-name="P8">parecer</text:p>
          </table:table-cell>
          <table:table-cell table:style-name="Table2.A1" office:value-type="string">
            <text:p text:style-name="P8">Sei</text:p>
          </table:table-cell>
          <table:table-cell table:style-name="Table2.A1" office:value-type="string">
            <text:p text:style-name="P8">eu</text:p>
          </table:table-cell>
          <table:table-cell table:style-name="Table2.E1" office:value-type="string">
            <text:p text:style-name="P8">que</text:p>
          </table:table-cell>
        </table:table-row>
        <table:table-row>
          <table:table-cell table:style-name="Table2.A2" office:value-type="string">
            <text:p text:style-name="P2">O</text:p>
          </table:table-cell>
          <table:table-cell table:style-name="Table2.A2" office:value-type="string">
            <text:p text:style-name="P2">um </text:p>
          </table:table-cell>
          <table:table-cell table:style-name="Table2.A2" office:value-type="string">
            <text:p text:style-name="P2">Sem</text:p>
          </table:table-cell>
          <table:table-cell table:style-name="Table2.A2" office:value-type="string">
            <text:p text:style-name="P2">que</text:p>
          </table:table-cell>
          <table:table-cell table:style-name="Table2.E2" office:value-type="string">
            <text:p text:style-name="P2">são</text:p>
          </table:table-cell>
        </table:table-row>
        <table:table-row>
          <table:table-cell table:style-name="Table2.A2" office:value-type="string">
            <text:p text:style-name="P8">ladrão,</text:p>
          </table:table-cell>
          <table:table-cell table:style-name="Table2.A2" office:value-type="string">
            <text:p text:style-name="P8">agudo</text:p>
          </table:table-cell>
          <table:table-cell table:style-name="Table2.A2" office:value-type="string">
            <text:p text:style-name="P8">Que</text:p>
          </table:table-cell>
          <table:table-cell table:style-name="Table2.A2" office:value-type="string">
            <text:p text:style-name="P8">são.</text:p>
          </table:table-cell>
          <table:table-cell table:style-name="Table2.E2" office:value-type="string">
            <text:p text:style-name="P8">há</text:p>
          </table:table-cell>
        </table:table-row>
        <table:table-row>
          <table:table-cell table:style-name="Table2.A2" office:value-type="string">
            <text:p text:style-name="P8">Que</text:p>
          </table:table-cell>
          <table:table-cell table:style-name="Table2.A2" office:value-type="string">
            <text:p text:style-name="P8">muitos</text:p>
          </table:table-cell>
          <table:table-cell table:style-name="Table2.A2" office:value-type="string">
            <text:p text:style-name="P8">Que</text:p>
          </table:table-cell>
          <table:table-cell table:style-name="Table2.A2" office:value-type="string">
            <text:p text:style-name="P8">mas</text:p>
          </table:table-cell>
          <table:table-cell table:style-name="Table2.E2" office:value-type="string">
            <text:p text:style-name="P8">conheço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8">Pareço</text:p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8">eu</text:p>
          </table:table-cell>
        </table:table-row>
      </table:table>
      <text:p text:style-name="P7"/>
      <text:p text:style-name="P14"/>
      <text:p text:style-name="P11"/>
      <text:p text:style-name="P11"><text:span text:style-name="T9">1.</text:span><text:span text:style-name="T10"> </text:span><text:span text:style-name="T11">Escreva o seguinte texto e coloque-o em colunas. </text:span></text:p>
      <text:p text:style-name="P12"><text:span text:style-name="T11">2.</text:span><text:span text:style-name="T10"> </text:span><text:span text:style-name="T11">Construa a tabela que se apresenta no fim da página. </text:span></text:p>
      <text:p text:style-name="P12"><text:span text:style-name="T11">3.</text:span><text:span text:style-name="T10"> </text:span><text:span text:style-name="T11">Insira mais uma linha no fim da tabela para e calcule os respectivos totais. </text:span></text:p>
      <text:p text:style-name="P7"/>
      <text:p text:style-name="P10">UM PRESENTE DE NATAL</text:p>
      <text:p text:style-name="P7"><text:s/></text:p>
      <text:p text:style-name="P7">A época de Natal é adorável para uns e detestável para outros. Bem vinda para alunos e professores, no anúncio de uns dias de interrupção da rotina, mas também tempo de avaliação escolar. </text:p>
      <text:p text:style-name="P7">O comércio arranja e alinda os seus espaços, na esperança de aumentar as vendas. Os empregados queixam-se de um acréscimo de serviço e da falta de tempo para o seu próprio Natal, pois também têm família e filhos. </text:p>
      <text:p text:style-name="P7">As ruas enchem-se de movimento e os automobilistas aumentam a sua impaciência. Mais peões, mais dificuldade em estacionar. Praguejam e embirram com tudo, numa irresponsabilização colectiva. </text:p>
      <text:p text:style-name="P7">Quanto aos peões também não são mais pacíficos, a avaliar pela observação, efectuada naquela semana: de Natal. "- Beatriz tentava atravessar uma rua, lá para os lados do Saldanha, num desses locais em que o sinal dos peões está sempre intermitente. Aguardou na beira do passeio e alguns segundos depois surgiu um indivíduo dos seus sessenta anos, de fato impecável, camisa e gravata a condizer. Passaram dois carros e ao terceiro o senhor conseguiu atravessar sem perigo tal como Beatriz". </text:p>
      <text:p text:style-name="P11"><text:soft-page-break/></text:p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1">Disciplinas</text:p>
          </table:table-cell>
          <table:table-cell table:style-name="Table3.A1" table:number-columns-spanned="2" office:value-type="string">
            <text:p text:style-name="P1">Aulas</text:p>
          </table:table-cell>
          <table:covered-table-cell/>
          <table:table-cell table:style-name="Table3.A1" table:number-columns-spanned="2" office:value-type="string">
            <text:p text:style-name="P1">Faltas</text:p>
          </table:table-cell>
          <table:covered-table-cell/>
          <table:table-cell table:style-name="Table3.F1" table:number-rows-spanned="2" office:value-type="string">
            <text:p text:style-name="P1">Classificação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Dadas</text:p>
          </table:table-cell>
          <table:table-cell table:style-name="Table3.A2" office:value-type="string">
            <text:p text:style-name="P1">Previstas</text:p>
          </table:table-cell>
          <table:table-cell table:style-name="Table3.A2" office:value-type="string">
            <text:p text:style-name="P1">Justificadas</text:p>
          </table:table-cell>
          <table:table-cell table:style-name="Table3.A2" office:value-type="string">
            <text:p text:style-name="P1">Injustificadas</text:p>
          </table:table-cell>
          <table:covered-table-cell/>
        </table:table-row>
        <table:table-row>
          <table:table-cell table:style-name="Table3.A2" office:value-type="string">
            <text:p text:style-name="P1">Ing.</text:p>
          </table:table-cell>
          <table:table-cell table:style-name="Table3.B3" office:value-type="float" office:value="12">
            <text:p text:style-name="P1">12</text:p>
          </table:table-cell>
          <table:table-cell table:style-name="Table3.B3" office:value-type="float" office:value="15">
            <text:p text:style-name="P1">15</text:p>
          </table:table-cell>
          <table:table-cell table:style-name="Table3.B3" office:value-type="float" office:value="1">
            <text:p text:style-name="P1">1</text:p>
          </table:table-cell>
          <table:table-cell table:style-name="Table3.B3" office:value-type="float" office:value="2">
            <text:p text:style-name="P1">2</text:p>
          </table:table-cell>
          <table:table-cell table:style-name="Table3.F3" office:value-type="float" office:value="14">
            <text:p text:style-name="P1">14</text:p>
          </table:table-cell>
        </table:table-row>
        <table:table-row>
          <table:table-cell table:style-name="Table3.A2" office:value-type="string">
            <text:p text:style-name="P1">Mat.</text:p>
          </table:table-cell>
          <table:table-cell table:style-name="Table3.B3" office:value-type="float" office:value="14">
            <text:p text:style-name="P1">14</text:p>
          </table:table-cell>
          <table:table-cell table:style-name="Table3.B3" office:value-type="float" office:value="15">
            <text:p text:style-name="P1">15</text:p>
          </table:table-cell>
          <table:table-cell table:style-name="Table3.B3" office:value-type="float" office:value="1">
            <text:p text:style-name="P1">1</text:p>
          </table:table-cell>
          <table:table-cell table:style-name="Table3.B3">
            <text:p text:style-name="P1"/>
          </table:table-cell>
          <table:table-cell table:style-name="Table3.F3" office:value-type="float" office:value="9">
            <text:p text:style-name="P1">9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-Roman" svg:font-family="Times-Roman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0T18:34:03</meta:creation-date>
    <dc:date>2009-11-10T18:49:33</dc:date>
    <meta:editing-duration>PT00H15M31S</meta:editing-duration>
    <meta:editing-cycles>5</meta:editing-cycles>
    <meta:generator>OpenOffice.org/3.1$Unix OpenOffice.org_project/310m19$Build-9420</meta:generator>
    <meta:document-statistic meta:table-count="3" meta:image-count="0" meta:object-count="0" meta:page-count="3" meta:paragraph-count="98" meta:word-count="884" meta:character-count="5112"/>
  </office:meta>
</office:document-meta>
</file>